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2024/03/09</text:p>
          </table:table-cell>
          <table:table-cell table:style-name="ce33" office:value-type="string" calcext:value-type="string">
            <text:p>TechChariot#477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3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No transport ship, but this has little effect.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Exception Granted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No deep fish, but this has little effect.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inal Evaluation on the map will be performed pending satisfaction of mundane requirements.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Beach terrains somewhat ruin the look</text:p>
          </table:table-cell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here aren’t really any appropriate trees for a Nebula, but extreme mixed was used to give exotic feel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2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6:.$F$75];[.A83])" office:value-type="float" office:value="43" calcext:value-type="float" table:number-columns-spanned="2" table:number-rows-spanned="1">
            <text:p>43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9T12:53:18.326000000</dc:date>
    <meta:editing-duration>P2DT14H15M37S</meta:editing-duration>
    <meta:editing-cycles>145</meta:editing-cycles>
    <meta:generator>LibreOffice/7.1.3.2$Windows_X86_64 LibreOffice_project/47f78053abe362b9384784d31a6e56f8511eb1c1</meta:generator>
    <meta:document-statistic meta:table-count="1" meta:cell-count="243" meta:object-count="0"/>
  </office:meta>
</office:document-meta>
</file>